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5394" officeooo:paragraph-rsid="00125394"/>
    </style:style>
    <style:style style:name="P2" style:family="paragraph" style:parent-style-name="Standard" style:list-style-name="L1">
      <style:text-properties officeooo:rsid="0012b0f4" officeooo:paragraph-rsid="0012b0f4"/>
    </style:style>
    <style:style style:name="P3" style:family="paragraph" style:parent-style-name="Standard" style:list-style-name="L1">
      <style:text-properties officeooo:rsid="0015462c" officeooo:paragraph-rsid="0015462c"/>
    </style:style>
    <style:style style:name="P4" style:family="paragraph" style:parent-style-name="Standard" style:list-style-name="L1">
      <style:text-properties officeooo:rsid="00159050" officeooo:paragraph-rsid="00159050"/>
    </style:style>
    <style:style style:name="T1" style:family="text">
      <style:text-properties officeooo:rsid="0012b0f4"/>
    </style:style>
    <style:style style:name="T2" style:family="text">
      <style:text-properties officeooo:rsid="0015462c"/>
    </style:style>
    <style:style style:name="T3" style:family="text">
      <style:text-properties officeooo:rsid="0015905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1%.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05210600" text:style-name="L1">
        <text:list-item>
          <text:p text:style-name="P1">Title Page</text:p>
          <text:list>
            <text:list-item>
              <text:p text:style-name="P1">Game Name – <text:span text:style-name="T2">Indy 500</text:span></text:p>
            </text:list-item>
            <text:list-item>
              <text:p text:style-name="P1">Tag line – <text:span text:style-name="T2">Arcade style racing game with multiplayer players and various game modes</text:span></text:p>
            </text:list-item>
            <text:list-item>
              <text:p text:style-name="P1">Team - <text:span text:style-name="T2">Solo</text:span></text:p>
            </text:list-item>
            <text:list-item>
              <text:p text:style-name="P1">Date of Last Update <text:span text:style-name="T2">7/18/2024</text:span></text:p>
            </text:list-item>
          </text:list>
          <text:p text:style-name="P1"/>
        </text:list-item>
        <text:list-item>
          <text:p text:style-name="P1">Revision History</text:p>
          <text:list>
            <text:list-item>
              <text:p text:style-name="P3">current build 7/18/2024 – car working</text:p>
            </text:list-item>
          </text:list>
        </text:list-item>
        <text:list-item>
          <text:p text:style-name="P1">Game Overview</text:p>
          <text:list>
            <text:list-item>
              <text:p text:style-name="P1">Purpose – <text:span text:style-name="T2">Racing game </text:span><text:span text:style-name="T3">as a learning project</text:span></text:p>
            </text:list-item>
            <text:list-item>
              <text:p text:style-name="P1">Intended Use – <text:span text:style-name="T3">deploy as web app, perhaps desktop multiplayer</text:span></text:p>
            </text:list-item>
            <text:list-item>
              <text:p text:style-name="P1">Justification for the use</text:p>
            </text:list-item>
            <text:list-item>
              <text:p text:style-name="P1">Target audience – <text:span text:style-name="T3">casual players, friends</text:span></text:p>
            </text:list-item>
            <text:list-item>
              <text:p text:style-name="P1">Genres – <text:span text:style-name="T3">racing, competitive, multiplayer</text:span></text:p>
            </text:list-item>
          </text:list>
        </text:list-item>
        <text:list-item>
          <text:p text:style-name="P1">Gameplay</text:p>
          <text:list>
            <text:list-item>
              <text:p text:style-name="P1">Objectives </text:p>
            </text:list-item>
            <text:list-item>
              <text:p text:style-name="P1">Game Progression and Play Flow – <text:span text:style-name="T3">No progression, everything unlocked</text:span></text:p>
            </text:list-item>
            <text:list-item>
              <text:p text:style-name="P1">Mission, challenge or puzzle structure </text:p>
              <text:list>
                <text:list-item>
                  <text:p text:style-name="P4">multiple modes</text:p>
                </text:list-item>
                <text:list-item>
                  <text:p text:style-name="P4">racetracks</text:p>
                </text:list-item>
              </text:list>
            </text:list-item>
          </text:list>
        </text:list-item>
        <text:list-item>
          <text:p text:style-name="P1">Mechanics</text:p>
          <text:list>
            <text:list-item>
              <text:p text:style-name="P1">Rules</text:p>
              <text:list>
                <text:list-item>
                  <text:p text:style-name="P4">1 or 2 players</text:p>
                </text:list-item>
                <text:list-item>
                  <text:p text:style-name="P4">limited to track</text:p>
                </text:list-item>
              </text:list>
            </text:list-item>
            <text:list-item>
              <text:p text:style-name="P1">Model of the universe</text:p>
              <text:list>
                <text:list-item>
                  <text:p text:style-name="P1">Physics</text:p>
                </text:list-item>
                <text:list-item>
                  <text:p text:style-name="P1">Economy</text:p>
                </text:list-item>
              </text:list>
            </text:list-item>
            <text:list-item>
              <text:p text:style-name="P1">Character Actions</text:p>
              <text:list>
                <text:list-item>
                  <text:p text:style-name="P1">Movement</text:p>
                </text:list-item>
                <text:list-item>
                  <text:p text:style-name="P1">Objects</text:p>
                </text:list-item>
                <text:list-item>
                  <text:p text:style-name="P1">Actions</text:p>
                </text:list-item>
                <text:list-item>
                  <text:p text:style-name="P1">Combat</text:p>
                </text:list-item>
              </text:list>
            </text:list-item>
            <text:list-item>
              <text:p text:style-name="P1">Screen Flow</text:p>
            </text:list-item>
            <text:list-item>
              <text:p text:style-name="P1">Game Options</text:p>
            </text:list-item>
            <text:list-item>
              <text:p text:style-name="P1">Replaying and Saving</text:p>
            </text:list-item>
            <text:list-item>
              <text:p text:style-name="P1">Cheats and Easter Eggs</text:p>
            </text:list-item>
          </text:list>
        </text:list-item>
        <text:list-item>
          <text:p text:style-name="P1">Story and Narrative</text:p>
          <text:list>
            <text:list-item>
              <text:p text:style-name="P1">Backstory</text:p>
            </text:list-item>
            <text:list-item>
              <text:p text:style-name="P1">Plot Elements</text:p>
            </text:list-item>
            <text:list-item>
              <text:p text:style-name="P1">Game story progression</text:p>
            </text:list-item>
          </text:list>
        </text:list-item>
        <text:list-item>
          <text:p text:style-name="P1">Game World</text:p>
        </text:list-item>
        <text:list-item>
          <text:p text:style-name="P1">Characters and Opponents</text:p>
          <text:list>
            <text:list-item>
              <text:p text:style-name="P1">Player avatar</text:p>
            </text:list-item>
            <text:list-item>
              <text:p text:style-name="P1">Each character backstory, personality, appearance and abilities</text:p>
            </text:list-item>
            <text:list-item>
              <text:p text:style-name="P1">Relevance of each character</text:p>
            </text:list-item>
            <text:list-item>
              <text:p text:style-name="P1">AI used for those characters</text:p>
            </text:list-item>
          </text:list>
        </text:list-item>
        <text:list-item>
          <text:p text:style-name="P1">Levels</text:p>
          <text:list>
            <text:list-item>
              <text:p text:style-name="P1">General description</text:p>
            </text:list-item>
            <text:list-item>
              <text:p text:style-name="P1">For each level, additional skills</text:p>
            </text:list-item>
            <text:list-item>
              <text:p text:style-name="P1"><text:soft-page-break/>For each level, synopsis</text:p>
            </text:list-item>
            <text:list-item>
              <text:p text:style-name="P1">For each level, describe map changes</text:p>
            </text:list-item>
            <text:list-item>
              <text:p text:style-name="P1">Training level or playable tutorial?</text:p>
            </text:list-item>
            <text:list-item>
              <text:p text:style-name="P1">How has player progressed?</text:p>
            </text:list-item>
            <text:list-item>
              <text:p text:style-name="P1">Replay levels?</text:p>
            </text:list-item>
          </text:list>
        </text:list-item>
        <text:list-item>
          <text:p text:style-name="P1">User Interface</text:p>
          <text:list>
            <text:list-item>
              <text:p text:style-name="P1">Visual system</text:p>
              <text:list>
                <text:list-item>
                  <text:p text:style-name="P1">What is on HUD, how is displayed, accessed?</text:p>
                </text:list-item>
                <text:list-item>
                  <text:p text:style-name="P1">What menus to navigate?</text:p>
                </text:list-item>
                <text:list-item>
                  <text:p text:style-name="P1">What is camera model?</text:p>
                </text:list-item>
              </text:list>
            </text:list-item>
            <text:list-item>
              <text:p text:style-name="P1">Control system – how does player control game? Specific commands?</text:p>
            </text:list-item>
            <text:list-item>
              <text:p text:style-name="P1">Audio, music, sound effects</text:p>
            </text:list-item>
            <text:list-item>
              <text:p text:style-name="P1">Game Art – intended style</text:p>
            </text:list-item>
            <text:list-item>
              <text:p text:style-name="P1">Help System</text:p>
            </text:list-item>
            <text:list-item>
              <text:p text:style-name="P1">Settings – what can the user change?</text:p>
            </text:list-item>
          </text:list>
        </text:list-item>
        <text:list-item>
          <text:p text:style-name="P1">Content additions – ho can administrator add new content to game?</text:p>
        </text:list-item>
        <text:list-item>
          <text:p text:style-name="P1">Feedback for the Player – how can player tell if they are doing well?</text:p>
        </text:list-item>
        <text:list-item>
          <text:p text:style-name="P1">Data Collection for the Administrator – what information is being collected? How can they access it?</text:p>
        </text:list-item>
        <text:list-item>
          <text:p text:style-name="P1">Deployment</text:p>
          <text:list>
            <text:list-item>
              <text:p text:style-name="P1">Where is it deployed?</text:p>
            </text:list-item>
            <text:list-item>
              <text:p text:style-name="P1">How can they recreate it?</text:p>
            </text:list-item>
            <text:list-item>
              <text:p text:style-name="P1">What info is needed to get started? NO PASSWORDS here</text:p>
            </text:list-item>
            <text:list-item>
              <text:p text:style-name="P1">What systems are required to run this game?</text:p>
            </text:list-item>
            <text:list-item>
              <text:p text:style-name="P1">Runs on local devices, deployment includes how to rebuild it and where it needs to be stored for users to download it</text:p>
            </text:list-item>
            <text:list-item>
              <text:p text:style-name="P1">What configs and settings are required to get game working?</text:p>
            </text:list-item>
          </text:list>
        </text:list-item>
        <text:list-item>
          <text:p text:style-name="P1">Development – what does dev need to know <text:span text:style-name="T1">to continue development for game?</text:span></text:p>
          <text:list>
            <text:list-item>
              <text:p text:style-name="P2">What platform is it built on, including versions?</text:p>
            </text:list-item>
            <text:list-item>
              <text:p text:style-name="P2">Where can source code and assets be found (include public repo)</text:p>
            </text:list-item>
            <text:list-item>
              <text:p text:style-name="P2">Key elements of game</text:p>
            </text:list-item>
          </text:list>
          <text:p text:style-name="P1"/>
          <text:p text:style-name="P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12:21:56.865130405</meta:creation-date>
    <meta:generator>LibreOffice/7.3.7.2$Linux_X86_64 LibreOffice_project/30$Build-2</meta:generator>
    <dc:date>2024-07-18T13:23:00.279783809</dc:date>
    <meta:editing-duration>PT1H27M36S</meta:editing-duration>
    <meta:editing-cycles>2</meta:editing-cycles>
    <meta:document-statistic meta:table-count="0" meta:image-count="0" meta:object-count="0" meta:page-count="2" meta:paragraph-count="80" meta:word-count="435" meta:character-count="2317" meta:non-whitespace-character-count="2022"/>
  </office:meta>
</office:document-meta>
</file>